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5654" officeooo:paragraph-rsid="0018565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185654" officeooo:paragraph-rsid="00185654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5654" officeooo:paragraph-rsid="00185654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2P Node Lecture</text:p>
      <text:p text:style-name="P2"/>
      <text:list text:style-name="L1">
        <text:list-item>
          <text:p text:style-name="P3">peer to peer networking</text:p>
          <text:list>
            <text:list-item>
              <text:p text:style-name="P3">this is the crux of decentralized networking, which is crucial for blockchains</text:p>
              <text:list>
                <text:list-item>
                  <text:p text:style-name="P3">another example is torrenting</text:p>
                </text:list-item>
              </text:list>
            </text:list-item>
            <text:list-item>
              <text:p text:style-name="P3">rather than a user acting as a client or a server, they will do the jobs of both</text:p>
              <text:list>
                <text:list-item>
                  <text:p text:style-name="P3">they will run a server and connect to other servers</text:p>
                </text:list-item>
                <text:list-item>
                  <text:p text:style-name="P3">this allows them to act as a bridge between different networks</text:p>
                </text:list-item>
              </text:list>
            </text:list-item>
          </text:list>
        </text:list-item>
        <text:list-item>
          <text:p text:style-name="P3">With a decentralized structure a network can be more robust</text:p>
          <text:list>
            <text:list-item>
              <text:p text:style-name="P3">rather than relying on a single central server, many actors in the network can play this part</text:p>
              <text:list>
                <text:list-item>
                  <text:p text:style-name="P3">thus if one fails, some can continue to succed</text:p>
                </text:list-item>
              </text:list>
            </text:list-item>
          </text:list>
        </text:list-item>
        <text:list-item>
          <text:p text:style-name="P3">Demo</text:p>
          <text:list>
            <text:list-item>
              <text:p text:style-name="P3">To fully test out this project one will need more than one server actor. This can be different computers or virtual machines acting as separate entities</text:p>
              <text:list>
                <text:list-item>
                  <text:p text:style-name="P3">If you don’t want to set up a virtual network, get a partner and test eachothers code together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6:17:29.671347446</meta:creation-date>
    <dc:date>2022-11-02T16:28:13.287183955</dc:date>
    <meta:editing-duration>PT10M44S</meta:editing-duration>
    <meta:editing-cycles>1</meta:editing-cycles>
    <meta:document-statistic meta:table-count="0" meta:image-count="0" meta:object-count="0" meta:page-count="1" meta:paragraph-count="13" meta:word-count="155" meta:character-count="800" meta:non-whitespace-character-count="670"/>
    <meta:generator>LibreOffice/7.4.2.3$Linux_X86_64 LibreOffice_project/40$Build-3</meta:generator>
  </office:meta>
</office:document-meta>
</file>